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История версий <text:span text:style-name="T1">EVO-DOS</text:span></text:p>
      <text:p text:style-name="P5"/>
      <text:p text:style-name="P1">28.11.2010 <text:span text:style-name="T2">Версия 0.13 Исправление ошибок.</text:span></text:p>
      <text:p text:style-name="P1"><text:span text:style-name="T2">- подправлена процедура обнаружения диска. Не выставлялся номер дорожки в команде поиска.</text:span></text:p>
      <text:p text:style-name="P1"><text:span text:style-name="T2"/></text:p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1-28T23:39:55.50</dc:date>
    <meta:editing-duration>PT24H31M12S</meta:editing-duration>
    <meta:editing-cycles>29</meta:editing-cycles>
    <meta:generator>OpenOffice.org/3.2$Win32 OpenOffice.org_project/320m18$Build-9502</meta:generator>
    <meta:document-statistic meta:table-count="0" meta:image-count="0" meta:object-count="0" meta:page-count="1" meta:paragraph-count="24" meta:word-count="413" meta:character-count="2966"/>
  </office:meta>
</office:document-meta>
</file>